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Geneva" svg:font-family="Gene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fety-critical: describes a system or piece of software whose failure may cause injury or death to human beings.</text:p>
      <text:p text:style-name="Standard"/>
      <text:p text:style-name="Standard">State-of-the-art: the best stuff</text:p>
      <text:p text:style-name="Standard"/>
      <text:p text:style-name="Standard">common law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Geneva" svg:font-family="Gene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yan Estrada</meta:initial-creator>
    <meta:creation-date>2008-10-16T19:07:17.06</meta:creation-date>
    <dc:date>2008-10-16T19:36:35</dc:date>
    <dc:creator>Bryan Estrada</dc:creator>
    <meta:editing-duration>PT00H29M16S</meta:editing-duration>
    <meta:editing-cycles>5</meta:editing-cycles>
    <meta:generator>OpenOffice.org/3.0$Win32 OpenOffice.org_project/300m9$Build-9358</meta:generator>
    <meta:document-statistic meta:table-count="0" meta:image-count="0" meta:object-count="0" meta:page-count="1" meta:paragraph-count="3" meta:word-count="24" meta:character-count="157"/>
  </office:meta>
</office:document-meta>
</file>